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reeSerif" svg:font-family="Free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List_20_Indent">
      <style:text-properties fo:language="en" fo:country="US"/>
    </style:style>
    <style:style style:name="P3" style:family="paragraph" style:parent-style-name="List_20_Indent">
      <style:text-properties fo:font-weight="bold" style:font-weight-asian="bold" style:font-weight-complex="bold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size-asian="10.5pt"/>
    </style:style>
    <style:style style:name="T3" style:family="text">
      <style:text-properties fo:font-weight="bold" style:font-weight-asian="bold" style:font-weight-complex="bold"/>
    </style:style>
    <style:style style:name="gr1" style:family="graphic">
      <style:graphic-properties svg:stroke-width="0.049cm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Title">Fiche de Lecture </text:p>
      <text:p text:style-name="List_20_Indent"/>
      <text:p text:style-name="List_20_Indent"><draw:line text:anchor-type="char" draw:z-index="0" draw:style-name="gr1" draw:text-style-name="P5" svg:x1="0.005cm" svg:y1="0.538cm" svg:x2="17.018cm" svg:y2="0.485cm"><text:p/></draw:line></text:p>
      <text:p text:style-name="P3"/>
      <text:p text:style-name="List_20_Indent"><text:span text:style-name="T3">Nom du papier :</text:span> <text:span text:style-name="T2">VoroNet: A scalable object network based on Voronoi tessellations </text:span></text:p>
      <text:p text:style-name="List_20_Indent"><text:span text:style-name="T3">Auteur(s) :</text:span> Olivier Beaumont , Anne-Marie Kermarrec , Loris Marchal , Étienne Riviere</text:p>
      <text:p text:style-name="List_20_Indent"><text:span text:style-name="T3">Lieu de présentation </text:span>:<text:span text:style-name="T1"> Research Report No RR2006-11</text:span></text:p>
      <text:p text:style-name="List_20_Indent"><text:span text:style-name="T3">Année :</text:span> Février 2006</text:p>
      <text:p text:style-name="List_20_Indent"><text:span text:style-name="T3">Mots Clés :</text:span> <text:span text:style-name="T1">Overlay network, peer-to-peer, scalability, small-world networks, Voronoi </text:span></text:p>
      <text:p text:style-name="P2"><text:s text:c="9"/>tessellations, Computational geometry. </text:p>
      <text:p text:style-name="P2"/>
      <text:p text:style-name="P1"><draw:line text:anchor-type="char" draw:z-index="1" draw:style-name="gr1" draw:text-style-name="P5" svg:x1="0.005cm" svg:y1="0.268cm" svg:x2="17.018cm" svg:y2="0.215cm"><text:p/></draw:lin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reeSerif" svg:font-family="Free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tage au Lip6 : Amélioration de la réactivité des réseaux pair à pair pour MMOGs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xavier </meta:initial-creator>
    <meta:creation-date>2010-04-06T10:33:44</meta:creation-date>
    <dc:date>2010-04-06T11:34:47</dc:date>
    <dc:creator>xavier </dc:creator>
    <meta:editing-duration>PT00H56M44S</meta:editing-duration>
    <meta:editing-cycles>5</meta:editing-cycles>
    <meta:generator>OpenOffice.org/3.1$Linux OpenOffice.org_project/310m19$Build-9420</meta:generator>
    <meta:document-statistic meta:table-count="0" meta:image-count="0" meta:object-count="0" meta:page-count="1" meta:paragraph-count="8" meta:word-count="69" meta:character-count="469"/>
  </office:meta>
</office:document-meta>
</file>